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1fea" officeooo:paragraph-rsid="00081fea"/>
    </style:style>
    <style:style style:name="P2" style:family="paragraph" style:parent-style-name="Standard">
      <style:text-properties officeooo:paragraph-rsid="00081fea"/>
    </style:style>
    <style:style style:name="T1" style:family="text">
      <style:text-properties fo:font-size="8pt"/>
    </style:style>
    <style:style style:name="T2" style:family="text">
      <style:text-properties fo:font-size="8pt" officeooo:rsid="00081fea"/>
    </style:style>
    <style:style style:name="T3" style:family="text">
      <style:text-properties fo:font-size="8pt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 : Report</text:p>
      <text:p text:style-name="P1"/>
      <text:p text:style-name="P1"/>
      <text:p text:style-name="P1">Input Size Restriction on Memory</text:p>
      <text:p text:style-name="P1"/>
      <text:p text:style-name="P1"><text:tab/><text:span text:style-name="T1">In the approach which was tried, lists of different sizes were created. The script takes as input a number from the user and iterates a for loop n number of times, creating a bigger list each time. The length of the list created varies as per below. (Example shown)</text:span></text:p>
      <text:p text:style-name="P1"><text:span text:style-name="T1"/></text:p>
      <text:p text:style-name="P1"><text:span text:style-name="T1">If n=6</text:span></text:p>
      <text:p text:style-name="P1"><text:span text:style-name="T1"/></text:p>
      <text:p text:style-name="P1"><text:span text:style-name="T1">First Iteration : Length = 2^0 = 0 </text:span></text:p>
      <text:p text:style-name="P2"><text:span text:style-name="T2">Second Iteraion : 2^1= 2</text:span></text:p>
      <text:p text:style-name="P1"><text:span text:style-name="T1">Third iteration : 2^2= 4</text:span></text:p>
      <text:p text:style-name="P1"><text:span text:style-name="T1">Fourth iteration : 2^3 = 8</text:span></text:p>
      <text:p text:style-name="P1"><text:span text:style-name="T1">Fifth Iteration : 2^4 = 16</text:span></text:p>
      <text:p text:style-name="P1"><text:span text:style-name="T1">Sixth Iteration : 2^5 = 32</text:span></text:p>
      <text:p text:style-name="P1"><text:span text:style-name="T1"/></text:p>
      <text:p text:style-name="P1"><text:span text:style-name="T1">Here, It can be seen that the size of the list increases exponentialy each time. The purpose here, is to determine the maximum size of the list that can be created until a memory error is encountered. This is attained using trial and error and was found that the maximum size of list possible was oof length 2^26 = 67108864</text:span></text:p>
      <text:p text:style-name="P1"><text:span text:style-name="T1"/></text:p>
      <text:p text:style-name="P1"><text:span text:style-name="T1">This was when the entire RAM gets used up and the process is killed automatically by the OS. </text:span></text:p>
      <text:p text:style-name="P1"><text:span text:style-name="T1">It was also ensured to delete the list after each iteration to free up the loop, and after implementing this update, we were able to go up by one power. </text:span></text:p>
      <text:p text:style-name="P1"><text:span text:style-name="T1">Ie 2^27= 134217728</text:span></text:p>
      <text:p text:style-name="P1"><text:span text:style-name="T1"/></text:p>
      <text:p text:style-name="P1"><text:span text:style-name="T1"/></text:p>
      <text:p text:style-name="P1"><text:span text:style-name="T1">Code Name : input_restriction.py</text:span></text:p>
      <text:p text:style-name="P1"><text:span text:style-name="T1"/></text:p>
      <text:p text:style-name="P1"><text:span text:style-name="T1">Usage :</text:span><text:span text:style-name="T3">python <text:s/>input_restriction.py -n &lt;value of n to be tested&gt; </text:span></text:p>
      <text:p text:style-name="P1"><text:span text:style-name="T1"><text:s text:c="56"/>OR</text:span></text:p>
      <text:p text:style-name="P1"><text:span text:style-name="T1"><text:s text:c="13"/></text:span><text:span text:style-name="T3">python <text:s/>input_restriction.py --number &lt;value of n to be tested&gt;</text:span></text:p>
      <text:p text:style-name="P1"><text:span text:style-name="T3"/></text:p>
      <text:p text:style-name="P1"><text:span text:style-name="T1">For Help on </text:span></text:p>
      <text:p text:style-name="P1"><text:span text:style-name="T1">Here, you can see if the code executes successfully or if it gets killed automatically due to memory error. </text:span></text:p>
      <text:p text:style-name="P1"><text:span text:style-name="T1">On my PC, the killing was happening for values of n above 27</text:span></text:p>
      <text:p text:style-name="P1"><text:span text:style-name="T1"/></text:p>
      <text:p text:style-name="P1"><text:span text:style-name="T1">After this the results are saved into a numpy file. </text:span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7T17:34:05.550192834</meta:creation-date>
    <dc:date>2021-10-17T17:47:56.264475487</dc:date>
    <meta:editing-duration>PT10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277" meta:character-count="1536" meta:non-whitespace-character-count="1203"/>
  </office:meta>
</office:document-meta>
</file>